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fo:font-style="normal" style:text-underline-style="solid" style:text-underline-width="auto" style:text-underline-color="font-color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P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/>
    </style:style>
    <style:style style:name="P1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be0e5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1be0e5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officeooo:paragraph-rsid="001a55f4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officeooo:paragraph-rsid="001be0e5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/>
    </style:style>
    <style:style style:name="P19" style:family="paragraph" style:parent-style-name="Standard">
      <style:paragraph-properties fo:text-align="justify" style:justify-single-word="false"/>
      <style:text-properties style:font-name="Arial" officeooo:paragraph-rsid="001be0e5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officeooo:paragraph-rsid="001be0e5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officeooo:paragraph-rsid="001be0e5" style:font-size-asian="12pt" style:font-size-complex="12pt"/>
    </style:style>
    <style:style style:name="P22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3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4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officeooo:rsid="001a55f4"/>
    </style:style>
    <style:style style:name="T4" style:family="text">
      <style:text-properties officeooo:rsid="001be0e5"/>
    </style:style>
    <style:style style:name="T5" style:family="text">
      <style:text-properties fo:color="#800000" fo:font-weight="bold" officeooo:rsid="001be0e5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be0e5" style:font-weight-asian="bold" style:font-weight-complex="bold"/>
    </style:style>
    <style:style style:name="T8" style:family="text">
      <style:text-properties style:font-name="Arial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fo:font-size="12pt" officeooo:rsid="001be0e5" style:font-size-asian="12pt" style:font-size-complex="12pt"/>
    </style:style>
    <style:style style:name="T11" style:family="text">
      <style:text-properties style:font-name="Arial" officeooo:rsid="001be0e5"/>
    </style:style>
    <style:style style:name="T12" style:family="text">
      <style:text-properties style:text-position="super 58%" officeooo:rsid="001be0e5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DE. IES Haría</text:p>
      <text:p text:style-name="P8">UT2. Actividad <text:span text:style-name="T3">9</text:span></text:p>
      <text:h text:style-name="P24" text:outline-level="1">Incumplimientos de normativa en diseño de cableado estructurado</text:h>
      <text:p text:style-name="P4"/>
      <text:p text:style-name="P4">Supuesto</text:p>
      <text:p text:style-name="P3"/>
      <text:p text:style-name="P15">Tu empresa Acme SA está construyendo una nueva sede en Arrecife <text:s/>y tu jefe te ha entregado el proyecto de instalación que le ha presentado una empresa de montaje de redes. </text:p>
      <text:p text:style-name="P15"><text:span text:style-name="T3"/></text:p>
      <text:p text:style-name="P15"><text:span text:style-name="T3">Tenemos</text:span> <text:span text:style-name="T3">que </text:span>determinar los incumplimientos de la normativa de cableado estructurado vigente en nuestro país y proponer los cambios oportunos.</text:p>
      <text:p text:style-name="P5"/>
      <text:p text:style-name="P15"><text:span text:style-name="T3">Para ayudarnos lo haremos de los </text:span><text:a xlink:type="simple" xlink:href="http://smr.iesharia.org/wiki/doku.php/rde:ut2:sce:criterios"><text:span text:style-name="T3">apuntes en el wiki</text:span></text:a><text:span text:style-name="T3"> sobre criterios y restricciones para el diseño de un sistema de cableado estructurado y también nos apoyaremos en Internet para encontrar la información que no aparezca en los apuntes</text:span></text:p>
      <text:p text:style-name="P5"/>
      <text:p text:style-name="P5">Se <text:span text:style-name="T6">adjunta plano de planta</text:span> del proyecto</text:p>
      <text:p text:style-name="P5"/>
      <text:p text:style-name="P17">Extractos de la memoria del proyecto:</text:p>
      <text:p text:style-name="P5"/>
      <text:p text:style-name="P16"><text:span text:style-name="T4">Recuerda que tienes que determinar para cada caso los </text:span><text:span text:style-name="T5">incumplimientos</text:span><text:span text:style-name="T4">, si los hay, de la normativa de cableado estructurado vigente en nuestro país y proponer los </text:span><text:span text:style-name="T7">cambios</text:span><text:span text:style-name="T4"> oportunos.</text:span></text:p>
      <text:p text:style-name="P5"/>
      <text:p text:style-name="P16">1. "...Todo el cableado horizontal se realizará con cable de par trenzado apantallado categoría 6A, el cable de alimentación eléctrica de las distintas tomas de corriente no será apantallado..."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/>
          </table:table-cell>
        </table:table-row>
      </table:table>
      <text:p text:style-name="P18"><text:span text:style-name="Source_20_Text"><text:span text:style-name="T2"/></text:span></text:p>
      <text:p text:style-name="P20"><text:span text:style-name="Source_20_Text"><text:span text:style-name="T2">"</text:span></text:span><text:span text:style-name="Source_20_Text"><text:span text:style-name="T10">2. </text:span></text:span><text:span text:style-name="Source_20_Text"><text:span text:style-name="T2">....En el subsistema horizontal todos los cables (tanto eléctricos como de red) irán por canaleta metálica de aluminio de 80x40mm con un separador central que divide la canaleta en dos mitades </text:span></text:span><text:span text:style-name="Source_20_Text"><text:span text:style-name="T10">de tal forma que entre el cableado de datos y el de red queda una separación de 1,5 cm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2"/>
          </table:table-cell>
        </table:table-row>
      </table:table>
      <text:p text:style-name="P19"><text:span text:style-name="Source_20_Text"><text:span text:style-name="T2"/></text:span></text:p>
      <text:p text:style-name="P5"><text:span text:style-name="T4">3</text:span>. "...Se aprovecharán las rosetas existentes de cat 5E puesto que pueden soportar una tasa de transferencia de 1Gbps dado que se encuentran en buen estado..."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/>
          </table:table-cell>
        </table:table-row>
      </table:table>
      <text:p text:style-name="P5"><text:span text:style-name="Source_20_Text"><text:span text:style-name="T1"/></text:span></text:p>
      <text:p text:style-name="P5"/>
      <text:p text:style-name="P5"><text:soft-page-break/>4. "...Cada repartidor de planta (FD) irá conectado con el de la planta inmediatamente superior y el de la inferior mediante dos enlaces de fibra óptica. El FD de la primera planta irá conectado a su vez al repartidor del edificio (BD)...."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9"/>
          </table:table-cell>
        </table:table-row>
      </table:table>
      <text:p text:style-name="P5"><text:span text:style-name="Source_20_Text"><text:span text:style-name="T1"/></text:span></text:p>
      <text:p text:style-name="P16"><text:span text:style-name="T4">5</text:span>. <text:s/>"...En los tramos en que sea posible se llevará el cableado en bandejas que quedaran ocultas por encima del falso techo..."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/>
          </table:table-cell>
        </table:table-row>
      </table:table>
      <text:p text:style-name="P16"><text:span text:style-name="Source_20_Text"><text:span text:style-name="T2"/></text:span></text:p>
      <text:p text:style-name="P16"/>
      <text:p text:style-name="P5"><text:span text:style-name="T4">6</text:span>. "...En cada una de las <text:span text:style-name="T6">salas de trabajo</text:span> se prevé el montaje de 96 tomas de red para los <text:span text:style-name="T6">60 usuarios</text:span> previstos en cada una "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9"/>
          </table:table-cell>
        </table:table-row>
      </table:table>
      <text:p text:style-name="P5"><text:span text:style-name="Source_20_Text"><text:span text:style-name="T1"/></text:span></text:p>
      <text:p text:style-name="P5"/>
      <text:p text:style-name="P5"><text:span text:style-name="T4">7</text:span>. "...En cada despacho se instalarán 2 tomas de red <text:span text:style-name="T4">y en cada sala de reuniones se instalará una toma simple.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9"/>
          </table:table-cell>
        </table:table-row>
      </table:table>
      <text:p text:style-name="P5"><text:span text:style-name="Source_20_Text"><text:span text:style-name="T1"/></text:span></text:p>
      <text:p text:style-name="P16"/>
      <text:p text:style-name="P16"><text:span text:style-name="T4">8</text:span>. "...Cada <text:s/>FD tendrá un armario rack de 15U que se mantendrá refrigerado con una entrada posterior de aire frío y una salida del aire caliente por la parte delantera, evitando cambios bruscos de temperatura y humedad..."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/>
          </table:table-cell>
        </table:table-row>
      </table:table>
      <text:p text:style-name="P16"><text:span text:style-name="Source_20_Text"><text:span text:style-name="T2"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Ume P Gothic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102</meta:generator>
    <dc:title>Programación en Lenguajes Estructurados</dc:title>
    <meta:initial-creator>Raúl Ruiz Padilla</meta:initial-creator>
    <meta:creation-date>2007-03-25T16:26:00</meta:creation-date>
    <dc:date>2012-11-06T23:15:04</dc:date>
    <meta:print-date>2007-05-15T10:21:03</meta:print-date>
    <meta:editing-cycles>27</meta:editing-cycles>
    <meta:editing-duration>PT5H45M1S</meta:editing-duration>
    <dc:creator>ivan </dc:creator>
    <meta:document-statistic meta:table-count="8" meta:image-count="0" meta:object-count="0" meta:page-count="2" meta:paragraph-count="18" meta:word-count="401" meta:character-count="2367" meta:non-whitespace-character-count="1980"/>
    <meta:user-defined meta:name="Info 1"/>
    <meta:user-defined meta:name="Info 2"/>
    <meta:user-defined meta:name="Info 3"/>
    <meta:user-defined meta:name="Info 4"/>
  </office:meta>
</office:document-meta>
</file>